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635cm" loext:contextual-spacing="false" style:line-height-at-least="0.635cm" fo:orphans="2" fo:widows="2" fo:text-indent="0cm" style:auto-text-indent="false" fo:padding="0cm" fo:border="none"/>
      <style:text-properties fo:font-variant="normal" fo:text-transform="none" fo:color="#1c1c1c" style:font-name="Tahoma" fo:font-size="12pt" fo:letter-spacing="normal" style:font-size-asian="12pt" style:font-size-complex="12pt"/>
    </style:style>
    <style:style style:name="P2" style:family="paragraph" style:parent-style-name="Text_20_body">
      <style:paragraph-properties fo:margin-left="0cm" fo:margin-right="0cm" fo:margin-top="0cm" fo:margin-bottom="0.635cm" loext:contextual-spacing="false" style:line-height-at-least="0.635cm" fo:orphans="2" fo:widows="2" fo:text-indent="0cm" style:auto-text-indent="false" fo:padding="0cm" fo:border="none"/>
      <style:text-properties fo:font-variant="normal" fo:text-transform="none" fo:color="#1c1c1c" style:font-name="Tahoma" fo:font-size="12pt" fo:letter-spacing="normal" fo:font-style="normal" fo:font-weight="normal" style:font-size-asian="12pt" style:font-size-complex="12pt"/>
    </style:style>
    <style:style style:name="P3" style:family="paragraph" style:parent-style-name="Heading_20_2">
      <style:paragraph-properties fo:text-align="center" style:justify-single-word="false"/>
      <style:text-properties fo:font-variant="normal" fo:text-transform="none" fo:color="#111111" style:font-name="Source Sans Pro" fo:font-size="24pt" fo:letter-spacing="normal" fo:font-style="normal" fo:font-weight="normal"/>
    </style:style>
    <style:style style:name="T1" style:family="text">
      <style:text-properties fo:font-style="normal" fo:font-weight="normal"/>
    </style:style>
    <style:style style:name="T2" style:family="text">
      <style:text-properties style:font-name="Source Sans Pro" fo:font-size="13.5pt" fo:font-style="normal" fo:font-weight="normal"/>
    </style:style>
    <style:style style:name="T3" style:family="text">
      <style:text-properties fo:font-size="13.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story-title"/>Rozdział 1 - Tintirin</text:h>
      <text:p text:style-name="P1"><text:span text:style-name="T1">To był normalny dzień. Miasto Tintirin tętniło wręcz tętniło życiem: listonosz rozdawał pocztę, piekarz sprzedawał chleb, starsze kobiety handlowały na bazarze, a młodzi adepci magii właśnie rozpoczęli piąty już tydzień nauki w uniwersytecie im. Tim'a. Tylko Tim'a, on nie miał nazwiska. Tak czy inaczej, adepci byli najważniejszą grupą w mieście, ponieważ przywozili ze sobą pieniądze, które oczywiście wydawali w pobliskich barach, karczmach, kawiarniach i sklepach z nielegalnymi zaklęciami (ale o tym ostatnim nikt nie mówi). Oczywiście nie zawsze tak było, w końcu przed powstaniem uniwersytetu miasto też musiało istnieć. I istniało, jednakże były to czasy nazywane przez mieszkańców "ciemnymi latami". Nikt nie miał z czego się utrzymywać: w końcu nie można sprzedać towaru jak nie ma żadnej osoby którą na niego stać. Po jakimś czasie miasto dostało ogromne pieniądze na wybudowanie uniwersytetu dla osób uczących się magii. Nikt nie miał innego wyboru, i pomimo narzekań (młodzi są głośni! spać się nie będzie dało!), szkoła została wybudowana. Okazało się że nie jest aż tak źle, a wszyscy kupcy, handlarze i karczmarze mają zagwarantowany rynek zbytu. </text:span></text:p>
      <text:p text:style-name="P2">Tak czy siak, to był normalny dzień. W uniwersytecie jednak nie było normalnych zajęć. Niedługo miał rozpocząć się "festiwal gier i świateł", który co roku bije kolejne rekordy wystrzelonych przez adeptów fajerwerków (i spalonych sal lekcyjnych). Można wręcz powiedzieć że cały tydzień przed festiwalem jest poświęcony przygotowaniu sal, korytarzy i i stołówki do przeżycia kilkuset magicznych, płonących strzał. Ba, kilkanaście razy dziennie większość profesorów-magów nakłada zaklęcia na każdą powierzchnię jaką zobaczą. Mają one za zadanie niwelować efekt ognia, i chronić w razie pożaru. Adepci muszą więc uważać idąc korytarzem, ponieważ mogą przez przypadek dostać takim zaklęciem prosto w twarz. Jednak ta największa impreza w roku całkowicie wynagradza tydzień ciągłych uników na korytarzu. Podczas niej można znaleźć w sklepach największe promocje, w karczmach wynegocjować pierwsze piwo za darmo, a wieczorem posłuchać występu znanych zespołów i piosenkarzy, takich jak: "Kings", "Alabama" czy Mreddi Fercury.</text:p>
      <text:p text:style-name="P1"> <text:span text:style-name="T1">Ronald McDonald nie był jednak przekonany tymi "dziecięcymi zabawami". Pragnął on skończyć w końcu uniwersytet i ruszyć w świat, w poszukiwaniu... sam nie wiedział czego poszukuje, po prostu chciał się stąd ruszyć. Wiedział, że aby tego dokonać musi skończyć egzamin KL-8, tak zwany "tłusty egzamin". Trzeba na nim zaprezentować komisji wyższych profesorów-magów wszystkie umiejętności, zaklęcia i wiedzę zdobytą przez 8 lat nauki. Zdaje go (według obliczeń) czterech ludzi na dziesięć, więc nie jest on łatwy. Jednak po dostaniu dyplomu pokazującego że się go zdało, zostanie profesorem-magiem jest zagwarantowane. Ronald nie chciał zostawać profesorem-magiem, wystarczyłoby mu </text:span><text:soft-page-break/><text:span text:style-name="T1">to kim jest teraz, ale warunkiem zakończenia szkoły jest zdanie KL-8. Nie był z tego zadowolony, tak jak i reszta adeptów, ale taki jest regulamin uniwersytetu. Nic się nie da zmienić.</text:span></text:p>
      <text:p text:style-name="P1"> <text:span text:style-name="T1">Po zakończeniu lekcji (czyli przygotowań do festiwalu, bo nauki nie było dzisiaj za dużo) i wyjściu z budynku, od razu poszedł na główną ulicę miasta, zwaną potocznie "przepychadłem". Codziennie wieczorem gromadziło się tu większość adeptów, ponieważ jest tutaj ogrom barów i karczm, a także trochę nielegalnych mikstur, po których nie wiadomo co mogło się stać. Jedyną możliwością przejścia dalej jest przepychanie się, taranując wszystko i wszystkich na drodze. Nikt nie ma ci tego za złe, wszyscy tak robią. Więc Ronald, taranując wszystko na swej drodze, trafił na sam koniec przepychadła. Nie było tu już żadnych adeptów, czy sklepów, jedynie małe uliczki do różnych antykwariatów czy sklepów z nie do końca legalnymi rzeczami. Nikt kto tu jest lub był tutaj zauważony nie jest przykładnym uczniem według uniwersytetu, ale Ronalda to nie obchodziło. Był tu już bardzo dużo razy i dokładnie wie czego szuka. Szybkim krokiem przeszedł przez kilka uliczek i znalazł się przed starym, zrujnowanym sklepem. Westchnął, i wszedł do środka. Czuć było zapach starych książek, czyli to co znajdowało się na wszystkich szafkach wokół. Na samym końcu sklepu za ladą, siedział stary, garbaty sklepikarz. Od razu gdy zobaczył Ronalda zainicjował rozmowę:</text:span></text:p>
      <text:p text:style-name="P2">- McDonald! Dawno cię tu nie było, stary przyjacielu.</text:p>
      <text:p text:style-name="P2">- Wiem, ostatnio miałem dużo egzaminów.</text:p>
      <text:p text:style-name="P2">- Dobra dobra, mów, czego ci trzeba?</text:p>
      <text:p text:style-name="P2">- Niedługo rozpoczyna się festiwal, i większość osób pewnie na niego pójdzie. Niestety występy dość szybko się kończą, i nie zdążę załatwić swoich spraw w uniwersytecie. Masz może coś na odwrócenie ich uwagi na trochę dłużej?</text:p>
      <text:p text:style-name="P2">- Oho, chyba szykujesz jakąś grubą akcję - zaśmiał się - Oczywiście że mam. Zajrzyj tam - pokazał palcem na starą, zniszczoną szafkę - na pewno coś znajdziesz.</text:p>
      <text:p text:style-name="P2">- Dzięki.</text:p>
      <text:p text:style-name="P2">Ronald od razu poszedł tam, gdzie pokazał mu sklepikarz. On nigdy się nie myli. Pomógł mu już z natrętnym dzieciakiem, który ciągle prosił o pokaz fajerwerków (ale kula ognia to prawie jak fajerwerki!), czy nauczycielem nie chcącym postawić pozytywnej oceny ("(...) zaginął w tajemniczych okolicznościach (...)").  I tym razem trafił w dziesiątkę. Klaun powoli zaczął przeglądać tytuły ksiąg i książek które się tam znajdowały, w tym "Masło czy <text:soft-page-break/>margaryna?", "Mieczem i osłem", "jak odwrócić uwagę". Wziął oczywistą książkę i zaczął czytać: "Wiele ludzi twierdzi, że masło jest o wiele lepsze od margaryny, jednak jest to błąd! Margaryny i masła nie da się tak łatwo porównać, ponieważ służą lepiej w czymś innym, a są gorsze jeszcze w czymś innym (...)". Nie, to nie ma sensu, stwierdził. Masło jest najlepsze. Wziął ostatnią książkę i zaniósł do kasy. Nie zapłacił za nią ani grosza, ponieważ i on, i sklepikarz wiedzieli że w zapłatę zaniesie coś o wiele bardziej cennego. Zwykle były to jakieś księgi z biblioteki uniwersyteckiej dostępne tylko dla 8 klas. Teraz jednak Ronald ma zamiar zanieść mu coś lepszego. Coś, czego jeszcze nie widział na oczy. Po wyjściu ze sklepu wrócił przez przepychadło do uniwersytetu, i schował książkę w swojej szafce. Szafek nikt nie sprawdza, a u siebie w domu (Jest jednym z nielicznych osób które stać na czynsz) jest zbyt niebezpiecznie czytać zaklęcia. Ba, niebezpiecznie jest czytać cokolwiek, ponieważ mało kto oprócz osób z uniwersytetu umie czytać, i uważane jest to za przestępstwo. Oczywiście tylko poza szkołą, bo jednak nauczyciele nie mogą rozstać się z książkami, pomimo posiadania w nich wiedzy sprzed 30 lat. Ronald doskonale zdawał sobie z tego sprawę, i dlatego często kupywał książki od sklepikarza. Po co jednak sklepikarzowi te stare i przestarzałe książki w zamian za nowe?</text:p>
      <text:p text:style-name="P2">Uniwersytet posiada ogromną bibliotekę, w której większości znajdują się tylko książki dla nauczycieli i zazwyczaj 2-3 książki dla 8 klasy. Są one ciągle wypożyczane, dlatego większość adeptów kupuje książki w specjalnych sklepach. Sklepikarz sprzedający Ronaldowi książki prowadzi właśnie też jeden z tych specjalnych sklepów. Książki w nich są strasznie drogie, ponieważ samo zamówienie ich ze stolicy słono kosztuje. Dlatego sklepikarz dostaje książki od McDonalda z biblioteki, i przepisuje je na miejscu, oszczędzając mnóstwo pieniędzy, i tym samym sprzedając je po o wiele niższej cenie adeptom.</text:p>
      <text:p text:style-name="P2">Ronald wychodził na tym ze sporym zyskiem, ponieważ książki które dostawał od sklepikarza zawierały wiedzę wykraczającą poza uniwersytet. Następnego dnia przed lekcjami wyciągnął "jak odwrócić uwagę", i zaczął czytać jakie zaklęcia mogą bardzo sprawnie odwrócić uwagę. Znalazły się między innymi takie jak: zaklęcie na wystrzelenie 100 fajerwerków z opóźnieniem, zaklęcie na małe trzęsienie ziemi, zaklęcie na ulewę, zaklęcie powodujące zatrucie pokarmowe u wszystkich w odległości maksymalnie 100 metrów. Czytał wszystkie możliwe pozycje przez 20 minut, aż nagle znalazł. To jest jedyne co może zadziałać. Ogłuszenie wszystkich wokoło na dwie godziny. To odwróci uwagę wszystkich, gdy użyje go podczas koncertu. To doskonały pl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8:35:34.373000000</meta:creation-date>
    <dc:date>2017-06-27T18:41:23.945000000</dc:date>
    <meta:editing-duration>PT5M55S</meta:editing-duration>
    <meta:editing-cycles>1</meta:editing-cycles>
    <meta:document-statistic meta:table-count="0" meta:image-count="0" meta:object-count="0" meta:page-count="3" meta:paragraph-count="14" meta:word-count="1203" meta:character-count="7998" meta:non-whitespace-character-count="6805"/>
    <meta:generator>LibreOffice/5.3.3.2$Windows_X86_64 LibreOffice_project/3d9a8b4b4e538a85e0782bd6c2d430bafe583448</meta:generator>
  </office:meta>
</office:document-meta>
</file>